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 style:min-row-height="1.050694in"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 style:min-row-height="1.224306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Modulo 2. Sesión 7.<text:s text:c="2"/>Construcción de un spool de impresión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8">Javier Martín Gómez</text:span></text:p>
          </table:table-cell>
        </table:table-row>
      </table:table>
      <text:p text:style-name="P11"><text:span text:style-name="T8"/></text:p>
      <text:p text:style-name="P11"><text:span text:style-name="T9">a) Cuestionario de actitud frente al trabajo.</text:span></text:p>
      <text:p text:style-name="P11"><text:span text:style-name="T10">El tiempo que he dedicado a la preparación de la sesión antes de asistir al laboratorio ha sido de …... minutos.</text:span></text:p>
      <text:p text:style-name="P11"><text:span text:style-name="T10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</table:table-cell>
        </table:table-row>
      </table:table>
      <text:p text:style-name="P15"><text:span text:style-name="T11"/></text:p>
      <text:p text:style-name="P15"><text:span text:style-name="T12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table:table-cell>
        </table:table-row>
      </table:table>
      <text:p text:style-name="P19"><text:span text:style-name="T13"/></text:p>
      <text:p text:style-name="P19"><text:span text:style-name="T14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5"/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table:table-cell>
        </table:table-row>
      </table:table>
      <text:p text:style-name="P23"><text:span text:style-name="T15"/></text:p>
      <text:p text:style-name="P23"><text:span text:style-name="T16">b) Cuestionario de conocimientos adquiridos.</text:span></text:p>
      <text:p text:style-name="P23"><text:span text:style-name="T17">El código de mi programa<text:s/></text:span><text:span text:style-name="T18">servidor.c</text:span><text:span text:style-name="T19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0"/></text:p>
            <text:p text:style-name="P25"><text:span text:style-name="T20">#include &lt;unistd.h&gt;</text:span></text:p>
            <text:p text:style-name="P25"><text:span text:style-name="T20">#include &lt;stdio.h&gt;</text:span></text:p>
            <text:p text:style-name="P25"><text:span text:style-name="T20">#include &lt;stdlib.h&gt;</text:span></text:p>
            <text:p text:style-name="P25"><text:span text:style-name="T20">#include &lt;sys/types.h&gt;</text:span></text:p>
            <text:p text:style-name="P25"><text:span text:style-name="T20">#include &lt;sys/wait.h&gt;</text:span></text:p>
            <text:p text:style-name="P25"><text:span text:style-name="T20">#include &lt;string.h&gt;</text:span></text:p>
            <text:p text:style-name="P25"><text:span text:style-name="T20"/></text:p>
            <text:p text:style-name="P25"><text:span text:style-name="T20">#include &lt;sys/stat.h&gt;</text:span></text:p>
            <text:p text:style-name="P25"><text:span text:style-name="T20">#include &lt;fcntl.h&gt;</text:span></text:p>
            <text:p text:style-name="P25"><text:span text:style-name="T20">#include &lt;errno.h&gt;</text:span></text:p>
            <text:p text:style-name="P25"><text:span text:style-name="T20"/></text:p>
            <text:p text:style-name="P25"><text:span text:style-name="T20"/></text:p>
            <text:p text:style-name="P25"><text:span text:style-name="T20"/></text:p>
            <text:p text:style-name="P25"><text:span text:style-name="T20">//Constantes</text:span></text:p>
            <text:p text:style-name="P25"><text:span text:style-name="T20">#define tamano 1024</text:span></text:p>
            <text:p text:style-name="P25"><text:span text:style-name="T20">#define longnombre 50</text:span></text:p>
            <text:p text:style-name="P25"><text:span text:style-name="T20"/></text:p>
            <text:p text:style-name="P25"><text:span text:style-name="T20">//Esta funcion ejecuta el proxy</text:span></text:p>
            <text:p text:style-name="P25"><text:span text:style-name="T20">void proxy(int pid){</text:span></text:p>
            <text:p text:style-name="P25"><text:span text:style-name="T20"/></text:p>
            <text:p text:style-name="P25"><text:span text:style-name="T20"><text:tab/>char *nombre;</text:span></text:p>
            <text:p text:style-name="P25"><text:span text:style-name="T20"><text:tab/>int fd;</text:span></text:p>
            <text:p text:style-name="P25"><text:span text:style-name="T20"/></text:p>
            <text:p text:style-name="P25"><text:span text:style-name="T20"><text:tab/>//Genero el nombre</text:span></text:p>
            <text:p text:style-name="P25"><text:span text:style-name="T20"><text:tab/>sprintf(nombre, "/tmp/fifo.%d",pid);</text:span></text:p>
            <text:p text:style-name="P25"><text:span text:style-name="T20"/></text:p>
            <text:p text:style-name="P25"><text:span text:style-name="T20"><text:tab/>//Creo un FIFO</text:span></text:p>
            <text:p text:style-name="P25"><text:span text:style-name="T20"><text:tab/>mkfifo(nombre,0777);</text:span></text:p>
            <text:p text:style-name="P25"><text:span text:style-name="T20"/></text:p>
            <text:p text:style-name="P25"><text:span text:style-name="T20"><text:tab/>//Abro el FIFO</text:span></text:p>
            <text:p text:style-name="P25"><text:span text:style-name="T20"><text:tab/>fd=open(nombre,O_RDWR);</text:span></text:p>
            <text:p text:style-name="P25"><text:span text:style-name="T20"><text:tab/>if(fd&lt;0){</text:span></text:p>
            <text:p text:style-name="P25"><text:span text:style-name="T20"><text:tab/><text:tab/>perror("Error en write\n");</text:span></text:p>
            <text:p text:style-name="P25"><text:span text:style-name="T20"><text:tab/><text:tab/>exit(EXIT_FAILURE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><text:tab/>//Redirigo la entrada estándar al archivo</text:span></text:p>
            <text:p text:style-name="P25"><text:span text:style-name="T20"><text:tab/>dup2(fd, STDIN_FILENO);</text:span></text:p>
            <text:p text:style-name="P25"><text:span text:style-name="T20"/></text:p>
            <text:p text:style-name="P25"><text:span text:style-name="T20"><text:tab/>//Ejecuto el proxy</text:span></text:p>
            <text:p text:style-name="P25"><text:span text:style-name="T20"><text:tab/>execlp("./proxy", "./proxy", NULL);</text:span></text:p>
            <text:p text:style-name="P25"><text:span text:style-name="T20"/></text:p>
            <text:p text:style-name="P25"><text:span text:style-name="T20"><text:tab/>//Si no pasa al codigo del proxy es que ha dado error, asi que lo pintamos</text:span></text:p>
            <text:p text:style-name="P25"><text:span text:style-name="T20"><text:tab/>perror("Fallo en execlp");</text:span></text:p>
            <text:p text:style-name="P25"><text:span text:style-name="T20"><text:tab/>exit(EXIT_FAILURE);</text:span></text:p>
            <text:p text:style-name="P25"><text:span text:style-name="T20"/></text:p>
            <text:p text:style-name="P25"><text:span text:style-name="T20">}</text:span></text:p>
            <text:p text:style-name="P25"><text:span text:style-name="T20"/></text:p>
            <text:p text:style-name="P25"><text:span text:style-name="T20">//Punto de entrada al programa</text:span></text:p>
            <text:p text:style-name="P25"><text:span text:style-name="T20">int main(int argc, char **argv){</text:span></text:p>
            <text:p text:style-name="P25"><text:span text:style-name="T20"/></text:p>
            <text:p text:style-name="P25"><text:span text:style-name="T20"><text:tab/>//Con esto redirigimos STDERR_FILENO --&gt; STDOUT_FILENO </text:span></text:p>
            <text:p text:style-name="P25"><text:span text:style-name="T20"><text:tab/>dup2(STDOUT_FILENO, STDERR_FILENO);</text:span></text:p>
            <text:p text:style-name="P25"><text:span text:style-name="T20"><text:tab/>//dup2(1, 2);</text:span></text:p>
            <text:p text:style-name="P25"><text:span text:style-name="T20"/></text:p>
            <text:p text:style-name="P25"><text:span text:style-name="T20"><text:tab/>int buf[tamano];</text:span></text:p>
            <text:p text:style-name="P25"><text:span text:style-name="T20"><text:tab/>int dfifos, dfifoe, numbytes;</text:span></text:p>
            <text:p text:style-name="P25"><text:span text:style-name="T20"/></text:p>
            <text:p text:style-name="P25"><text:span text:style-name="T20"><text:tab/>char nombrefifoe[longnombre], nombrefifos[longnombre];</text:span></text:p>
            <text:p text:style-name="P25"><text:span text:style-name="T20"/></text:p>
            <text:p text:style-name="P25"><text:span text:style-name="T20"/></text:p>
            <text:p text:style-name="P25"><text:span text:style-name="T20"><text:s/><text:tab/>setbuf(stdout, NULL);</text:span></text:p>
            <text:p text:style-name="P25"><text:span text:style-name="T20"><text:tab/></text:span></text:p>
            <text:p text:style-name="P25"><text:span text:style-name="T20"><text:tab/>if (argc != 2) {</text:span></text:p>
            <text:p text:style-name="P25"><text:span text:style-name="T20"><text:tab/><text:tab/>printf ("Uso: %s &lt;nombre_fifo&gt;\n",argv[0]);</text:span></text:p>
            <text:p text:style-name="P25"><text:span text:style-name="T20"><text:tab/><text:tab/>exit(1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/></text:p>
            <text:p text:style-name="P25"><text:span text:style-name="T20"><text:tab/>// Compone los nombres de los FIFOs conocidos a partir del parametro,</text:span></text:p>
            <text:p text:style-name="P25"><text:span text:style-name="T20"><text:tab/>// uno de entrada y otro de salida (desde el punto de vista del servidor).</text:span></text:p>
            <text:p text:style-name="P25"><text:span text:style-name="T20"><text:tab/>sprintf(nombrefifoe,"%se",argv[1]);</text:span></text:p>
            <text:p text:style-name="P25"><text:span text:style-name="T20"><text:tab/>sprintf(nombrefifos,"%ss",argv[1]);</text:span></text:p>
            <text:p text:style-name="P25"><text:span text:style-name="T20"/></text:p>
            <text:p text:style-name="P25"><text:span text:style-name="T20"/></text:p>
            <text:p text:style-name="P25"><text:span text:style-name="T20"><text:tab/>//borramos los archivos fifo por si existieran previamente</text:span></text:p>
            <text:p text:style-name="P25"><text:span text:style-name="T20"><text:tab/>unlink(nombrefifoe);</text:span></text:p>
            <text:p text:style-name="P25"><text:span text:style-name="T20"><text:tab/>unlink(nombrefifos);</text:span></text:p>
            <text:p text:style-name="P25"><text:span text:style-name="T20"/></text:p>
            <text:p text:style-name="P25"><text:span text:style-name="T20"><text:tab/>int pid;</text:span></text:p>
            <text:p text:style-name="P25"><text:span text:style-name="T20"/></text:p>
            <text:p text:style-name="P25"><text:span text:style-name="T20"><text:tab/>umask(0);</text:span></text:p>
            <text:p text:style-name="P25"><text:span text:style-name="T20"><text:tab/>//Creamos un cauce con nombre para la entrada</text:span></text:p>
            <text:p text:style-name="P25"><text:span text:style-name="T20"><text:tab/>if((mkfifo(nombrefifoe, 0777)) == -1){</text:span></text:p>
            <text:p text:style-name="P25"><text:span text:style-name="T20"><text:tab/><text:tab/>perror("Error en mkfifo\n");</text:span></text:p>
            <text:p text:style-name="P25"><text:span text:style-name="T20"><text:tab/><text:tab/>exit(EXIT_FAILURE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/></text:p>
            <text:p text:style-name="P25"><text:span text:style-name="T20"><text:tab/>//Creamos un cauce con nombre para la salida</text:span></text:p>
            <text:p text:style-name="P25"><text:span text:style-name="T20"><text:tab/>if((mkfifo(nombrefifos, 0777)) == -1){</text:span></text:p>
            <text:p text:style-name="P25"><text:span text:style-name="T20"><text:tab/><text:tab/>perror("Error en mkfifo\n");</text:span></text:p>
            <text:p text:style-name="P25"><text:span text:style-name="T20"><text:tab/><text:tab/>exit(EXIT_FAILURE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><text:tab/><text:tab/>printf ("crear caucd salida\n");</text:span></text:p>
            <text:p text:style-name="P25"><text:span text:style-name="T20"/></text:p>
            <text:p text:style-name="P25"><text:span text:style-name="T20"/></text:p>
            <text:p text:style-name="P25"><text:span text:style-name="T20"><text:tab/>//Abrimos los cauces</text:span></text:p>
            <text:p text:style-name="P25"><text:span text:style-name="T20"><text:tab/>dfifos=open(nombrefifos,O_RDWR);</text:span></text:p>
            <text:p text:style-name="P25"><text:span text:style-name="T20"><text:tab/>dfifoe=open(nombrefifoe,O_RDWR);</text:span></text:p>
            <text:p text:style-name="P25"><text:span text:style-name="T20"/></text:p>
            <text:p text:style-name="P25"><text:span text:style-name="T20"><text:tab/><text:tab/>printf ("creados\n");</text:span></text:p>
            <text:p text:style-name="P25"><text:span text:style-name="T20"/></text:p>
            <text:p text:style-name="P25"><text:span text:style-name="T20"/></text:p>
            <text:p text:style-name="P25"><text:span text:style-name="T20"><text:tab/>numbytes=read(dfifos,buf,sizeof(buf));</text:span></text:p>
            <text:p text:style-name="P25"><text:span text:style-name="T20"><text:tab/>while(numbytes&gt;0){</text:span></text:p>
            <text:p text:style-name="P25"><text:span text:style-name="T20"/></text:p>
            <text:p text:style-name="P25"><text:span text:style-name="T20"><text:tab/><text:tab/>printf ("Leyendo fifo salida\n");</text:span></text:p>
            <text:p text:style-name="P25"><text:span text:style-name="T20"/></text:p>
            <text:p text:style-name="P25"><text:span text:style-name="T20"><text:tab/><text:tab/>pid=fork();</text:span></text:p>
            <text:p text:style-name="P25"><text:span text:style-name="T20"><text:tab/><text:tab/>if(pid==0){</text:span></text:p>
            <text:p text:style-name="P25"><text:span text:style-name="T20"/></text:p>
            <text:p text:style-name="P25"><text:span text:style-name="T20"><text:tab/><text:tab/><text:tab/>//Hijo</text:span></text:p>
            <text:p text:style-name="P25"><text:span text:style-name="T20"><text:tab/><text:tab/><text:tab/>proxy(getpid());</text:span></text:p>
            <text:p text:style-name="P25"><text:span text:style-name="T20"/></text:p>
            <text:p text:style-name="P25"><text:span text:style-name="T20"><text:tab/><text:tab/>} else if (pid &gt; 0) {</text:span></text:p>
            <text:p text:style-name="P25"><text:span text:style-name="T20"/></text:p>
            <text:p text:style-name="P25"><text:span text:style-name="T20"><text:tab/><text:tab/><text:tab/>//Padre</text:span></text:p>
            <text:p text:style-name="P25"><text:span text:style-name="T20"><text:tab/><text:tab/><text:tab/>printf("padre pid es %d\n",pid);<text:tab/><text:tab/></text:span></text:p>
            <text:p text:style-name="P25"><text:span text:style-name="T20"><text:tab/><text:tab/><text:tab/>if(write(dfifoe,&amp;pid,sizeof(int))&lt;0){</text:span></text:p>
            <text:p text:style-name="P25"><text:span text:style-name="T20"><text:tab/><text:tab/><text:tab/><text:tab/>perror("Error en write\n");</text:span></text:p>
            <text:p text:style-name="P25"><text:span text:style-name="T20"><text:tab/><text:tab/><text:tab/><text:tab/>exit(EXIT_FAILURE);</text:span></text:p>
            <text:p text:style-name="P25"><text:span text:style-name="T20"><text:tab/><text:tab/><text:tab/><text:tab/>}</text:span></text:p>
            <text:p text:style-name="P25"><text:span text:style-name="T20"><text:tab/><text:tab/><text:tab/>} else if (pid == -1) {</text:span></text:p>
            <text:p text:style-name="P25"><text:span text:style-name="T20"><text:tab/><text:tab/><text:tab/><text:tab/>perror("fallo en fork\n");</text:span></text:p>
            <text:p text:style-name="P25"><text:span text:style-name="T20"><text:tab/><text:tab/><text:tab/><text:tab/>exit(EXIT_FAILURE);</text:span></text:p>
            <text:p text:style-name="P25"><text:span text:style-name="T20"><text:tab/><text:tab/><text:tab/>}</text:span></text:p>
            <text:p text:style-name="P25"><text:span text:style-name="T20"/></text:p>
            <text:p text:style-name="P25"><text:span text:style-name="T20"><text:tab/><text:tab/><text:tab/>numbytes=read(dfifos,buf,sizeof(buf)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><text:tab/>if(numbytes==-1){</text:span></text:p>
            <text:p text:style-name="P25"><text:span text:style-name="T20"><text:tab/><text:tab/>perror("\nError en read\n");</text:span></text:p>
            <text:p text:style-name="P25"><text:span text:style-name="T20"><text:tab/><text:s text:c="3"/><text:tab/>exit(EXIT_FAILURE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><text:tab/>pid = wait(NULL);</text:span></text:p>
            <text:p text:style-name="P25"><text:span text:style-name="T20"><text:tab/>while (pid &gt; 0) {</text:span></text:p>
            <text:p text:style-name="P25"><text:span text:style-name="T20"><text:tab/><text:tab/>pid = wait(NULL);</text:span></text:p>
            <text:p text:style-name="P25"><text:span text:style-name="T20"><text:tab/>}</text:span></text:p>
            <text:p text:style-name="P25"><text:span text:style-name="T20"><text:tab/></text:span></text:p>
            <text:p text:style-name="P25"><text:span text:style-name="T20"><text:tab/>/* si hay error, ignoramos si no hay más hijos a esperar. */</text:span></text:p>
            <text:p text:style-name="P25"><text:span text:style-name="T20"><text:tab/>if (pid == -1 &amp;&amp; errno != ECHILD) {</text:span></text:p>
            <text:p text:style-name="P25"><text:span text:style-name="T20"><text:tab/><text:tab/>perror("fallo en wait");</text:span></text:p>
            <text:p text:style-name="P25"><text:span text:style-name="T20"><text:tab/><text:tab/>exit(EXIT_FAILURE);</text:span></text:p>
            <text:p text:style-name="P25"><text:span text:style-name="T20"><text:tab/>}</text:span></text:p>
            <text:p text:style-name="P25"><text:span text:style-name="T20"/></text:p>
            <text:p text:style-name="P25"><text:span text:style-name="T20"><text:tab/>exit(EXIT_SUCCESS);</text:span></text:p>
            <text:p text:style-name="P25"><text:span text:style-name="T20"/></text:p>
            <text:p text:style-name="P25"><text:span text:style-name="T20">}</text:span></text:p>
            <text:p text:style-name="P25"><text:span text:style-name="T20"/></text:p>
            <text:p text:style-name="P25"><text:span text:style-name="T20"/></text:p>
          </table:table-cell>
        </table:table-row>
      </table:table>
      <text:p text:style-name="P27"><text:span text:style-name="T20"/></text:p>
      <text:p text:style-name="P27"><text:span text:style-name="T21">El código de mi programa<text:s/></text:span><text:span text:style-name="T22">proxy.c</text:span><text:span text:style-name="T23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24">#include &lt;unistd.h&gt;</text:span></text:p>
            <text:p text:style-name="P29"><text:span text:style-name="T24">#include &lt;stdio.h&gt;</text:span></text:p>
            <text:p text:style-name="P29"><text:span text:style-name="T24">#include &lt;stdlib.h&gt;</text:span></text:p>
            <text:p text:style-name="P29"><text:span text:style-name="T24">#include &lt;sys/types.h&gt;</text:span></text:p>
            <text:p text:style-name="P29"><text:span text:style-name="T24">#include &lt;sys/wait.h&gt;</text:span></text:p>
            <text:p text:style-name="P29"><text:span text:style-name="T24">#include &lt;string.h&gt;</text:span></text:p>
            <text:p text:style-name="P29"><text:span text:style-name="T24">#include &lt;errno.h&gt;</text:span></text:p>
            <text:p text:style-name="P29"><text:span text:style-name="T24">#include &lt;fcntl.h&gt;</text:span></text:p>
            <text:p text:style-name="P29"><text:span text:style-name="T24"/></text:p>
            <text:p text:style-name="P29"><text:span text:style-name="T24">//Constantes</text:span></text:p>
            <text:p text:style-name="P29"><text:span text:style-name="T24">#define tamano 1024</text:span></text:p>
            <text:p text:style-name="P29"><text:span text:style-name="T24">#define longnombre 50</text:span></text:p>
            <text:p text:style-name="P29"><text:span text:style-name="T24"/></text:p>
            <text:p text:style-name="P29"><text:span text:style-name="T24">void bloqueodesbloqueo(int dbloqueo, int orden) {</text:span></text:p>
            <text:p text:style-name="P29"><text:span text:style-name="T24"><text:tab/></text:span></text:p>
            <text:p text:style-name="P29"><text:span text:style-name="T24"><text:tab/>struct flock cerrojo;</text:span></text:p>
            <text:p text:style-name="P29"><text:span text:style-name="T24"><text:tab/></text:span></text:p>
            <text:p text:style-name="P29"><text:span text:style-name="T24"><text:tab/>// Inicializamos el cerrojo para bloquear todo el archivo</text:span></text:p>
            <text:p text:style-name="P29"><text:span text:style-name="T24"><text:tab/>cerrojo.l_type= orden;</text:span></text:p>
            <text:p text:style-name="P29"><text:span text:style-name="T24"><text:tab/>cerrojo.l_whence= SEEK_SET;</text:span></text:p>
            <text:p text:style-name="P29"><text:span text:style-name="T24"><text:tab/>cerrojo.l_start= 0;</text:span></text:p>
            <text:p text:style-name="P29"><text:span text:style-name="T24"><text:tab/>cerrojo.l_len = 0;</text:span></text:p>
            <text:p text:style-name="P29"><text:span text:style-name="T24"><text:tab/></text:span></text:p>
            <text:p text:style-name="P29"><text:span text:style-name="T24"><text:tab/>//Si vamos a bloquearlo y ya lo esta, entonces el proceso duerme</text:span></text:p>
            <text:p text:style-name="P29"><text:span text:style-name="T24"><text:tab/>if (fcntl(dbloqueo, F_SETLKW, &amp;cerrojo) == -1) {</text:span></text:p>
            <text:p text:style-name="P29"><text:span text:style-name="T24"><text:tab/><text:tab/>perror ("Proxy: problemas al bloquear para impresion");</text:span></text:p>
            <text:p text:style-name="P29"><text:span text:style-name="T24"><text:tab/><text:tab/>exit(1);</text:span></text:p>
            <text:p text:style-name="P29"><text:span text:style-name="T24"><text:tab/>}</text:span></text:p>
            <text:p text:style-name="P29"><text:span text:style-name="T24">}</text:span></text:p>
            <text:p text:style-name="P29"><text:span text:style-name="T24"/></text:p>
            <text:p text:style-name="P29"><text:span text:style-name="T24">//Punto de entrada al programa</text:span></text:p>
            <text:p text:style-name="P29"><text:span text:style-name="T24">int main(int argc, char **argv){</text:span></text:p>
            <text:p text:style-name="P29"><text:span text:style-name="T24"/></text:p>
            <text:p text:style-name="P29"><text:span text:style-name="T24"/></text:p>
            <text:p text:style-name="P29"><text:span text:style-name="T24"><text:tab/>//Con esto redirigimos STDERR_FILENO --&gt; STDOUT_FILENO </text:span></text:p>
            <text:p text:style-name="P29"><text:span text:style-name="T24"><text:tab/>dup2(STDOUT_FILENO, STDERR_FILENO);</text:span></text:p>
            <text:p text:style-name="P29"><text:span text:style-name="T24"/></text:p>
            <text:p text:style-name="P29"><text:span text:style-name="T24"><text:tab/>int buf[tamano];</text:span></text:p>
            <text:p text:style-name="P29"><text:span text:style-name="T24"><text:tab/>int numbytes;</text:span></text:p>
            <text:p text:style-name="P29"><text:span text:style-name="T24"/></text:p>
            <text:p text:style-name="P29"><text:span text:style-name="T24"><text:tab/>//Creamos un fichero temporal</text:span></text:p>
            <text:p text:style-name="P29"><text:span text:style-name="T24"><text:tab/>FILE *tmpFile = tmpfile();</text:span></text:p>
            <text:p text:style-name="P29"><text:span text:style-name="T24"><text:tab/>int orden=0;</text:span></text:p>
            <text:p text:style-name="P29"><text:span text:style-name="T24"/></text:p>
            <text:p text:style-name="P29"><text:span text:style-name="T24"><text:tab/>//Leo los datos de la entrada estándar</text:span></text:p>
            <text:p text:style-name="P29"><text:span text:style-name="T24"><text:tab/>numbytes=read(STDIN_FILENO,buf,sizeof(buf));</text:span></text:p>
            <text:p text:style-name="P29"><text:span text:style-name="T24"><text:tab/></text:span></text:p>
            <text:p text:style-name="P29"><text:span text:style-name="T24"/></text:p>
            <text:p text:style-name="P29"><text:span text:style-name="T24"><text:tab/>//Comprobamos si hay algo en el FIFO</text:span></text:p>
            <text:p text:style-name="P29"><text:span text:style-name="T24"><text:tab/>if(numbytes==-1){</text:span></text:p>
            <text:p text:style-name="P29"><text:span text:style-name="T24"><text:tab/><text:tab/>perror("Error en la lectura en del proxy.\n");</text:span></text:p>
            <text:p text:style-name="P29"><text:span text:style-name="T24"><text:tab/><text:tab/>exit(EXIT_FAILURE);</text:span></text:p>
            <text:p text:style-name="P29"><text:span text:style-name="T24"><text:tab/>}</text:span></text:p>
            <text:p text:style-name="P29"><text:span text:style-name="T24"><text:tab/></text:span></text:p>
            <text:p text:style-name="P29"><text:span text:style-name="T24"><text:tab/>//Si no da error, empezamos a leer</text:span></text:p>
            <text:p text:style-name="P29"><text:span text:style-name="T24"><text:tab/>while(numbytes&gt;0){</text:span></text:p>
            <text:p text:style-name="P29"><text:span text:style-name="T24"/></text:p>
            <text:p text:style-name="P29"><text:span text:style-name="T24"><text:tab/><text:tab/>if(fwrite(buf,sizeof(char),numbytes,tmpFile)==-1){</text:span></text:p>
            <text:p text:style-name="P29"><text:span text:style-name="T24"/></text:p>
            <text:p text:style-name="P29"><text:span text:style-name="T24"><text:tab/><text:tab/><text:tab/>perror("Error en fwrite la escritura del proxy1\n");</text:span></text:p>
            <text:p text:style-name="P29"><text:span text:style-name="T24"><text:tab/><text:tab/><text:tab/>exit(EXIT_FAILURE);</text:span></text:p>
            <text:p text:style-name="P29"><text:span text:style-name="T24"/></text:p>
            <text:p text:style-name="P29"><text:span text:style-name="T24"><text:tab/><text:tab/>}</text:span></text:p>
            <text:p text:style-name="P29"><text:span text:style-name="T24"/></text:p>
            <text:p text:style-name="P29"><text:span text:style-name="T24"><text:tab/><text:tab/>numbytes=read(STDIN_FILENO,buf,sizeof(buf));</text:span></text:p>
            <text:p text:style-name="P29"><text:span text:style-name="T24"><text:tab/><text:tab/>if(numbytes==-1){</text:span></text:p>
            <text:p text:style-name="P29"><text:span text:style-name="T24"/></text:p>
            <text:p text:style-name="P29"><text:span text:style-name="T24"><text:tab/><text:tab/><text:tab/>perror("Error en la lectura en del proxy2\n");</text:span></text:p>
            <text:p text:style-name="P29"><text:span text:style-name="T24"><text:tab/><text:tab/><text:tab/>exit(EXIT_FAILURE);</text:span></text:p>
            <text:p text:style-name="P29"><text:span text:style-name="T24"/></text:p>
            <text:p text:style-name="P29"><text:span text:style-name="T24"><text:tab/><text:tab/>}</text:span></text:p>
            <text:p text:style-name="P29"><text:span text:style-name="T24"><text:tab/>}</text:span></text:p>
            <text:p text:style-name="P29"><text:span text:style-name="T24"><text:tab/></text:span></text:p>
            <text:p text:style-name="P29"><text:span text:style-name="T24"/></text:p>
            <text:p text:style-name="P29"><text:span text:style-name="T24"><text:tab/>if(numbytes==0){</text:span></text:p>
            <text:p text:style-name="P29"><text:span text:style-name="T24"><text:tab/><text:tab/><text:tab/></text:span></text:p>
            <text:p text:style-name="P29"><text:span text:style-name="T24"><text:tab/><text:tab/>numbytes=fread(buf,sizeof(char),sizeof(buf),tmpFile);</text:span></text:p>
            <text:p text:style-name="P29"><text:span text:style-name="T24"/></text:p>
            <text:p text:style-name="P29"><text:span text:style-name="T24"><text:tab/><text:tab/>if(numbytes==-1){</text:span></text:p>
            <text:p text:style-name="P29"><text:span text:style-name="T24"><text:tab/><text:tab/><text:tab/>perror("Error en fread la lectura en del proxy.\n");</text:span></text:p>
            <text:p text:style-name="P29"><text:span text:style-name="T24"><text:tab/><text:tab/><text:tab/>exit(EXIT_FAILURE);</text:span></text:p>
            <text:p text:style-name="P29"><text:span text:style-name="T24"><text:tab/><text:tab/>}</text:span></text:p>
            <text:p text:style-name="P29"><text:span text:style-name="T24"/></text:p>
            <text:p text:style-name="P29"><text:span text:style-name="T24"><text:tab/><text:tab/>while(numbytes&gt;0){</text:span></text:p>
            <text:p text:style-name="P29"><text:span text:style-name="T24"><text:tab/><text:tab/><text:tab/></text:span></text:p>
            <text:p text:style-name="P29"><text:span text:style-name="T24"><text:tab/><text:tab/><text:tab/>//comento el desbloqueo un momento</text:span></text:p>
            <text:p text:style-name="P29"><text:span text:style-name="T24"><text:tab/><text:tab/><text:tab/>//bloqueodesbloqueo(STDOUT_FILENO, F_WRLCK);</text:span></text:p>
            <text:p text:style-name="P29"><text:span text:style-name="T24"><text:tab/><text:tab/><text:tab/>if(write(STDOUT_FILENO,buf,numbytes)==-1){</text:span></text:p>
            <text:p text:style-name="P29"><text:span text:style-name="T24"><text:tab/><text:tab/><text:tab/><text:tab/>perror("Error en la escritura del proxy1\n");</text:span></text:p>
            <text:p text:style-name="P29"><text:span text:style-name="T24"><text:tab/><text:tab/><text:tab/><text:tab/>exit(EXIT_FAILURE);</text:span></text:p>
            <text:p text:style-name="P29"><text:span text:style-name="T24"><text:tab/><text:tab/><text:tab/>}</text:span></text:p>
            <text:p text:style-name="P29"><text:span text:style-name="T24"/></text:p>
            <text:p text:style-name="P29"><text:span text:style-name="T24"><text:tab/><text:tab/><text:tab/>numbytes=fread(buf,sizeof(char),sizeof(buf),tmpFile);</text:span></text:p>
            <text:p text:style-name="P29"><text:span text:style-name="T24"><text:tab/><text:tab/><text:tab/>if(numbytes ==- 1) {</text:span></text:p>
            <text:p text:style-name="P29"><text:span text:style-name="T24"><text:tab/><text:tab/><text:tab/><text:tab/>perror("Error en la fread lectura en del proxy2\n");</text:span></text:p>
            <text:p text:style-name="P29"><text:span text:style-name="T24"><text:tab/><text:tab/><text:tab/><text:tab/>exit(EXIT_FAILURE);</text:span></text:p>
            <text:p text:style-name="P29"><text:span text:style-name="T24"><text:tab/><text:tab/><text:tab/>}</text:span></text:p>
            <text:p text:style-name="P29"><text:span text:style-name="T24"><text:tab/><text:tab/><text:tab/>orden++;</text:span></text:p>
            <text:p text:style-name="P29"><text:span text:style-name="T24"><text:tab/><text:tab/><text:tab/></text:span></text:p>
            <text:p text:style-name="P29"><text:span text:style-name="T24"><text:tab/><text:tab/>}</text:span></text:p>
            <text:p text:style-name="P29"><text:span text:style-name="T24"/></text:p>
            <text:p text:style-name="P29"><text:span text:style-name="T24"><text:tab/><text:tab/>if(numbytes==0){</text:span></text:p>
            <text:p text:style-name="P29"><text:span text:style-name="T24"><text:tab/><text:tab/><text:tab/>//comento el desbloqueo un momento</text:span></text:p>
            <text:p text:style-name="P29"><text:span text:style-name="T24"><text:tab/><text:tab/><text:tab/>//bloqueodesbloqueo(STDOUT_FILENO, F_UNLCK);</text:span></text:p>
            <text:p text:style-name="P29"><text:span text:style-name="T24"><text:tab/><text:tab/><text:tab/>fclose(tmpFile);</text:span></text:p>
            <text:p text:style-name="P29"><text:span text:style-name="T24"><text:tab/><text:tab/><text:tab/>exit(EXIT_FAILURE);</text:span></text:p>
            <text:p text:style-name="P29"><text:span text:style-name="T24"><text:tab/><text:tab/>}</text:span></text:p>
            <text:p text:style-name="P29"><text:span text:style-name="T24"><text:tab/><text:tab/><text:tab/><text:tab/></text:span></text:p>
            <text:p text:style-name="P29"><text:span text:style-name="T24"><text:tab/>}//if(numbytes==0)</text:span></text:p>
            <text:p text:style-name="P29"><text:span text:style-name="T24"/></text:p>
            <text:p text:style-name="P29"><text:span text:style-name="T24">}</text:span></text:p>
            <text:p text:style-name="P29"><text:span text:style-name="T24"/></text:p>
            <text:p text:style-name="P29"><text:span text:style-name="T24"/></text:p>
          </table:table-cell>
        </table:table-row>
      </table:table>
      <text:p text:style-name="P31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